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0ecb" officeooo:paragraph-rsid="00190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26:14.357243760</meta:creation-date>
    <dc:date>2019-03-31T16:27:01.651340523</dc:date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6.2.1.2$MacOSX_X86_64 LibreOffice_project/7bcb35dc3024a62dea0caee87020152d1ee96e71</meta:generator>
  </office:meta>
</office:document-meta>
</file>